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onaco" svg:font-family="Monaco" style:font-pitch="variable"/>
    <style:font-face style:name="Monaco1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147cm" fo:min-width="6.096cm" fo:padding-left="0.127cm" fo:padding-right="0.127cm" fo:wrap-option="wrap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0.766cm" fo:min-width="6.096cm" fo:padding-left="0.127cm" fo:padding-right="0.127cm" fo:wrap-option="wrap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0.639cm" fo:min-width="6.096cm" fo:padding-left="0.127cm" fo:padding-right="0.127cm" fo:wrap-option="wrap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1cm" fo:min-width="0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294cm" fo:min-width="6.877cm" fo:padding-left="0.127cm" fo:padding-right="0.127cm" fo:wrap-option="wrap"/>
    </style:style>
    <style:style style:name="gr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1.294cm" fo:min-width="3.055cm" fo:padding-left="0.127cm" fo:padding-right="0.127cm" fo:wrap-option="wrap"/>
    </style:style>
    <style:style style:name="gr10" style:family="graphic" style:parent-style-name="standard">
      <style:graphic-properties draw:fill-color="#ff9999" draw:textarea-horizontal-align="justify" draw:textarea-vertical-align="middle" draw:auto-grow-height="false" fo:min-height="1.655cm" fo:min-width="6.369cm" fo:padding-left="0.127cm" fo:padding-right="0.127cm" fo:wrap-option="wrap"/>
    </style:style>
    <style:style style:name="gr11" style:family="graphic" style:parent-style-name="standard">
      <style:graphic-properties draw:stroke="dash" draw:stroke-dash="Fine_20_Dashed" draw:textarea-vertical-align="middle"/>
    </style:style>
    <style:style style:name="gr12" style:family="graphic" style:parent-style-name="standard">
      <style:graphic-properties draw:fill-color="#ff9999" draw:textarea-horizontal-align="justify" draw:textarea-vertical-align="middle" draw:auto-grow-height="false" fo:min-height="2.036cm" fo:min-width="4.762cm" fo:padding-left="0.127cm" fo:padding-right="0.127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3.69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66ccff"/>
      <style:paragraph-properties fo:text-align="start" style:writing-mode="lr-tb"/>
      <style:text-properties style:font-name="Monaco1" fo:font-size="14pt" style:font-size-asian="14pt" style:font-size-complex="1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ccff"/>
      <style:paragraph-properties fo:text-align="center" style:writing-mode="lr-tb"/>
      <style:text-properties style:font-name="Monaco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Monaco" fo:font-size="12pt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Monaco" fo:font-size="10pt"/>
    </style:style>
    <style:style style:name="P9" style:family="paragraph">
      <loext:graphic-properties draw:fill-color="#ffff99"/>
      <style:paragraph-properties fo:text-align="start" style:writing-mode="lr-tb"/>
      <style:text-properties style:font-name="Monaco1" fo:font-size="8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9999"/>
      <style:paragraph-properties fo:text-align="start" style:writing-mode="lr-tb"/>
      <style:text-properties style:font-name="Monaco1" fo:font-size="8pt" style:font-size-asian="10pt" style:font-size-complex="10pt"/>
    </style:style>
    <style:style style:name="P12" style:family="paragraph">
      <loext:graphic-properties draw:fill="none" draw:fill-color="#ffffff"/>
      <style:text-properties style:font-name="Monaco"/>
    </style:style>
    <style:style style:name="T1" style:family="text">
      <style:text-properties style:font-name="Monaco1" fo:font-size="14pt" style:font-size-asian="14pt" style:font-size-complex="14pt"/>
    </style:style>
    <style:style style:name="T2" style:family="text">
      <style:text-properties style:font-name="Monaco1" fo:font-size="18pt" style:font-size-asian="18pt" style:font-size-complex="18pt"/>
    </style:style>
    <style:style style:name="T3" style:family="text">
      <style:text-properties style:font-name="Monaco" fo:font-size="12pt"/>
    </style:style>
    <style:style style:name="T4" style:family="text">
      <style:text-properties style:font-name="Monaco" fo:font-size="10pt"/>
    </style:style>
    <style:style style:name="T5" style:family="text">
      <style:text-properties style:font-name="Monaco1" fo:font-size="8pt" style:font-size-asian="10pt" style:font-size-complex="10pt"/>
    </style:style>
    <style:style style:name="T6" style:family="text">
      <style:text-properties style:font-name="Monac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6.35cm" svg:height="1.397cm" svg:x="6.763cm" svg:y="4.937cm">
            <text:p text:style-name="P1"><text:span text:style-name="T1">- title: String</text:span></text:p>
            <text:p text:style-name="P1"><text:span text:style-name="T1">- director: ObjectI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35cm" svg:height="1.016cm" svg:x="6.763cm" svg:y="3.937cm">
            <text:p text:style-name="P3"><text:span text:style-name="T2">Movie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3" draw:text-style-name="P2" draw:layer="layout" svg:width="6.35cm" svg:height="0.889cm" svg:x="17.363cm" svg:y="5.191cm">
            <text:p text:style-name="P1"><text:span text:style-name="T1">- name: Stri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35cm" svg:height="1.016cm" svg:x="17.363cm" svg:y="4.191cm">
            <text:p text:style-name="P3"><text:span text:style-name="T2">Person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svg:x1="13.113cm" svg:y1="5.135cm" svg:x2="17.363cm" svg:y2="5.135cm" draw:start-shape="id1" draw:start-glue-point="1" draw:end-shape="id2" svg:d="M13113 5135h4250" svg:viewBox="0 0 4251 1">
          <text:p/>
        </draw:connector>
        <draw:frame draw:style-name="gr5" draw:text-style-name="P6" draw:layer="layout" svg:width="1.514cm" svg:height="0.78cm" svg:x="13.266cm" svg:y="4.328cm">
          <draw:text-box>
            <text:p><text:span text:style-name="T3">0..*</text:span></text:p>
          </draw:text-box>
        </draw:frame>
        <draw:frame draw:style-name="gr5" draw:text-style-name="P6" draw:layer="layout" svg:width="0.598cm" svg:height="0.78cm" svg:x="16.366cm" svg:y="4.328cm">
          <draw:text-box>
            <text:p><text:span text:style-name="T3">1</text:span></text:p>
          </draw:text-box>
        </draw:frame>
        <draw:frame draw:style-name="gr6" draw:text-style-name="P8" draw:layer="layout" svg:width="2.955cm" svg:height="0.691cm" svg:x="13.761cm" svg:y="5.218cm">
          <draw:text-box>
            <text:p text:style-name="P7"><text:span text:style-name="T4">directed by</text:span></text:p>
          </draw:text-box>
        </draw:frame>
      </draw:page>
      <draw:page draw:name="page2" draw:style-name="dp1" draw:master-page-name="Default">
        <draw:custom-shape draw:style-name="gr7" draw:text-style-name="P9" draw:layer="layout" svg:width="7.131cm" svg:height="1.544cm" svg:x="3.489cm" svg:y="11.505cm">
          <text:p text:style-name="P1"><text:span text:style-name="T5">{</text:span></text:p>
          <text:p text:style-name="P1"><text:span text:style-name="T5"><text:s text:c="2"/></text:span><text:span text:style-name="T5">"title": "The Fellowship of the Ring",</text:span></text:p>
          <text:p text:style-name="P1"><text:span text:style-name="T5"><text:s text:c="2"/></text:span><text:span text:style-name="T5">"director": "pj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131cm" svg:height="1.544cm" svg:x="3.489cm" svg:y="13.205cm">
          <text:p text:style-name="P1"><text:span text:style-name="T5">{</text:span></text:p>
          <text:p text:style-name="P1"><text:span text:style-name="T5"><text:s text:c="2"/></text:span><text:span text:style-name="T5">"title": "The Two Towers",</text:span></text:p>
          <text:p text:style-name="P1"><text:span text:style-name="T5"><text:s text:c="2"/></text:span><text:span text:style-name="T5">"director": "pj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131cm" svg:height="1.544cm" svg:x="3.489cm" svg:y="14.905cm">
          <text:p text:style-name="P1"><text:span text:style-name="T5">{</text:span></text:p>
          <text:p text:style-name="P1"><text:span text:style-name="T5"><text:s text:c="2"/></text:span><text:span text:style-name="T5">"title": "The Two Towers",</text:span></text:p>
          <text:p text:style-name="P1"><text:span text:style-name="T5"><text:s text:c="2"/></text:span><text:span text:style-name="T5">"director": "pj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131cm" svg:height="1.544cm" svg:x="3.489cm" svg:y="9.805cm">
          <text:p text:style-name="P1"><text:span text:style-name="T5">{</text:span></text:p>
          <text:p text:style-name="P1"><text:span text:style-name="T5"><text:s text:c="2"/></text:span><text:span text:style-name="T5">"title": "Die Hard With a Vengeance",</text:span></text:p>
          <text:p text:style-name="P1"><text:span text:style-name="T5"><text:s text:c="2"/></text:span><text:span text:style-name="T5">"director": "jmt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131cm" svg:height="1.544cm" svg:x="3.489cm" svg:y="8.105cm">
          <text:p text:style-name="P1"><text:span text:style-name="T5">{</text:span></text:p>
          <text:p text:style-name="P1"><text:span text:style-name="T5"><text:s text:c="2"/></text:span><text:span text:style-name="T5">"title": "Die Hard 2",</text:span></text:p>
          <text:p text:style-name="P1"><text:span text:style-name="T5"><text:s text:c="2"/></text:span><text:span text:style-name="T5">"director": "rh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131cm" svg:height="1.544cm" svg:x="3.489cm" svg:y="6.405cm">
          <text:p text:style-name="P1"><text:span text:style-name="T5">{</text:span></text:p>
          <text:p text:style-name="P1"><text:span text:style-name="T5"><text:s text:c="2"/></text:span><text:span text:style-name="T5">"title": "Die Hard",</text:span></text:p>
          <text:p text:style-name="P1"><text:span text:style-name="T5"><text:s text:c="2"/></text:span><text:span text:style-name="T5">"director": "jmt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line draw:style-name="gr8" draw:text-style-name="P10" xml:id="id4" draw:id="id4" draw:layer="layout" svg:x1="10.96cm" svg:y1="11.444cm" svg:x2="12.357cm" svg:y2="11.444cm">
          <text:p/>
        </draw:line>
        <draw:custom-shape draw:style-name="gr7" draw:text-style-name="P9" draw:layer="layout" svg:width="7.131cm" svg:height="1.544cm" svg:x="12.589cm" svg:y="9.805cm">
          <text:p text:style-name="P1"><text:span text:style-name="T5">{</text:span></text:p>
          <text:p text:style-name="P1"><text:span text:style-name="T5"><text:s text:c="2"/></text:span><text:span text:style-name="T5">"title": "The Fellowship of the Ring",</text:span></text:p>
          <text:p text:style-name="P1"><text:span text:style-name="T5"><text:s text:c="2"/></text:span><text:span text:style-name="T5">"director": "pj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131cm" svg:height="1.544cm" svg:x="12.589cm" svg:y="11.505cm">
          <text:p text:style-name="P1"><text:span text:style-name="T5">{</text:span></text:p>
          <text:p text:style-name="P1"><text:span text:style-name="T5"><text:s text:c="2"/></text:span><text:span text:style-name="T5">"title": "The Two Towers",</text:span></text:p>
          <text:p text:style-name="P1"><text:span text:style-name="T5"><text:s text:c="2"/></text:span><text:span text:style-name="T5">"director": "pj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131cm" svg:height="1.544cm" svg:x="12.589cm" svg:y="13.205cm">
          <text:p text:style-name="P1"><text:span text:style-name="T5">{</text:span></text:p>
          <text:p text:style-name="P1"><text:span text:style-name="T5"><text:s text:c="2"/></text:span><text:span text:style-name="T5">"title": "The Two Towers",</text:span></text:p>
          <text:p text:style-name="P1"><text:span text:style-name="T5"><text:s text:c="2"/></text:span><text:span text:style-name="T5">"director": "pj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131cm" svg:height="1.544cm" svg:x="12.589cm" svg:y="8.105cm">
          <text:p text:style-name="P1"><text:span text:style-name="T5">{</text:span></text:p>
          <text:p text:style-name="P1"><text:span text:style-name="T5"><text:s text:c="2"/></text:span><text:span text:style-name="T5">"title": "Die Hard 2",</text:span></text:p>
          <text:p text:style-name="P1"><text:span text:style-name="T5"><text:s text:c="2"/></text:span><text:span text:style-name="T5">"director": "rh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309cm" svg:height="1.544cm" svg:x="21.789cm" svg:y="11.505cm">
          <text:p text:style-name="P1"><text:span text:style-name="T5">{</text:span></text:p>
          <text:p text:style-name="P1"><text:span text:style-name="T5"><text:s text:c="2"/></text:span><text:span text:style-name="T5">"_id": "pj",</text:span></text:p>
          <text:p text:style-name="P1"><text:span text:style-name="T5"><text:s text:c="2"/></text:span><text:span text:style-name="T5">"moviesCount": 3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309cm" svg:height="1.544cm" svg:x="21.789cm" svg:y="9.805cm">
          <text:p text:style-name="P1"><text:span text:style-name="T5">{</text:span></text:p>
          <text:p text:style-name="P1"><text:span text:style-name="T5"><text:s text:c="2"/></text:span><text:span text:style-name="T5">"_id": "rh",</text:span></text:p>
          <text:p text:style-name="P1"><text:span text:style-name="T5"><text:s text:c="2"/></text:span><text:span text:style-name="T5">"moviesCount": 1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line draw:style-name="gr8" draw:text-style-name="P10" xml:id="id6" draw:id="id6" draw:layer="layout" svg:x1="20.057cm" svg:y1="11.444cm" svg:x2="21.454cm" svg:y2="11.444cm">
          <text:p/>
        </draw:line>
        <draw:custom-shape draw:style-name="gr10" draw:text-style-name="P11" xml:id="id3" draw:id="id3" draw:layer="layout" svg:width="6.623cm" svg:height="1.905cm" svg:x="8.347cm" svg:y="3.794cm">
          <text:p text:style-name="P1"><text:span text:style-name="T5">{</text:span></text:p>
          <text:p text:style-name="P1"><text:span text:style-name="T5"><text:s text:c="2"/></text:span><text:span text:style-name="T5">$match: {</text:span></text:p>
          <text:p text:style-name="P1"><text:span text:style-name="T5"><text:s text:c="4"/></text:span><text:span text:style-name="T5">director: { $in: [ "rh", "pj" ] }</text:span></text:p>
          <text:p text:style-name="P1"><text:span text:style-name="T5"><text:s text:c="2"/></text:span><text:span text:style-name="T5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1.658cm" svg:y1="5.699cm" svg:x2="11.658cm" svg:y2="11.444cm" draw:start-shape="id3" draw:start-glue-point="2" draw:end-shape="id4" svg:d="M11658 5699v5745" svg:viewBox="0 0 1 5746">
          <text:p/>
        </draw:connector>
        <draw:custom-shape draw:style-name="gr12" draw:text-style-name="P11" xml:id="id5" draw:id="id5" draw:layer="layout" svg:width="5.016cm" svg:height="2.286cm" svg:x="18.247cm" svg:y="3.794cm">
          <text:p text:style-name="P1"><text:span text:style-name="T5">{</text:span></text:p>
          <text:p text:style-name="P1"><text:span text:style-name="T5"><text:s text:c="2"/></text:span><text:span text:style-name="T5">$group: {</text:span></text:p>
          <text:p text:style-name="P1"><text:span text:style-name="T5"><text:s text:c="4"/></text:span><text:span text:style-name="T5">_id: "$director",</text:span></text:p>
          <text:p text:style-name="P1"><text:span text:style-name="T5"><text:s text:c="4"/></text:span><text:span text:style-name="T5">moviesCount: { $sum: 1 }</text:span></text:p>
          <text:p text:style-name="P1"><text:span text:style-name="T5"><text:s text:c="2"/></text:span><text:span text:style-name="T5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0.755cm" svg:y1="6.08cm" svg:x2="20.755cm" svg:y2="11.444cm" draw:start-shape="id5" draw:start-glue-point="2" draw:end-shape="id6" draw:end-glue-point="0" svg:d="M20755 6080v5364" svg:viewBox="0 0 1 5365">
          <text:p/>
        </draw:connector>
        <draw:frame draw:style-name="gr13" draw:text-style-name="P12" draw:layer="layout" svg:width="18.003cm" svg:height="1.043cm" svg:x="6.461cm" svg:y="1.989cm">
          <draw:text-box>
            <text:p><text:span text:style-name="T6">Movie.aggregate([ stage1, stage2 ], callback);</text:span></text:p>
          </draw:text-box>
        </draw:frame>
        <draw:line draw:style-name="gr14" draw:text-style-name="P10" draw:layer="layout" svg:x1="18.272cm" svg:y1="2.905cm" svg:x2="18.78cm" svg:y2="3.794cm">
          <text:p/>
        </draw:line>
        <draw:line draw:style-name="gr14" draw:text-style-name="P10" draw:layer="layout" svg:x1="14.462cm" svg:y1="2.905cm" svg:x2="13.7cm" svg:y2="3.7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onaco" svg:font-family="Monaco" style:font-pitch="variable"/>
    <style:font-face style:name="Monaco1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1:50:20.911282000</meta:creation-date>
    <dc:date>2017-02-26T13:05:34.517922000</dc:date>
    <meta:editing-duration>PT2M8S</meta:editing-duration>
    <meta:editing-cycles>4</meta:editing-cycles>
    <meta:generator>LibreOffice/5.2.3.3$MacOSX_X86_64 LibreOffice_project/d54a8868f08a7b39642414cf2c8ef2f228f780cf</meta:generator>
    <meta:document-statistic meta:object-count="31"/>
  </office:meta>
</office:document-meta>
</file>